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eae0" officeooo:paragraph-rsid="000dc156"/>
    </style:style>
    <style:style style:name="P2" style:family="paragraph" style:parent-style-name="Standard">
      <style:text-properties style:font-name="Liberation Serif" fo:font-size="12pt" officeooo:paragraph-rsid="000dc156" style:font-size-asian="12pt" style:font-size-complex="12pt"/>
    </style:style>
    <style:style style:name="P3" style:family="paragraph" style:parent-style-name="Standard">
      <style:text-properties officeooo:rsid="001512a5" officeooo:paragraph-rsid="001512a5"/>
    </style:style>
    <style:style style:name="P4" style:family="paragraph" style:parent-style-name="Standard">
      <style:text-properties style:font-name="Liberation Serif" fo:font-size="12pt" officeooo:rsid="000beae0" officeooo:paragraph-rsid="000dc156" style:font-size-asian="12pt" style:font-size-complex="12pt"/>
    </style:style>
    <style:style style:name="P5" style:family="paragraph" style:parent-style-name="Standard">
      <style:text-properties style:font-name="Liberation Serif" fo:font-size="12pt" officeooo:rsid="000dc156" officeooo:paragraph-rsid="000dc156" style:font-size-asian="12pt" style:font-size-complex="12pt"/>
    </style:style>
    <style:style style:name="P6" style:family="paragraph" style:parent-style-name="Standard">
      <style:text-properties style:font-name="Liberation Serif" fo:font-size="12pt" officeooo:rsid="000f82fd" officeooo:paragraph-rsid="000f82fd" style:font-size-asian="12pt" style:font-size-complex="12pt"/>
    </style:style>
    <style:style style:name="P7" style:family="paragraph" style:parent-style-name="Standard">
      <style:text-properties style:font-name="Liberation Serif" fo:font-size="12pt" officeooo:rsid="00136da7" officeooo:paragraph-rsid="00136da7" style:font-size-asian="12pt" style:font-size-complex="12pt"/>
    </style:style>
    <style:style style:name="P8" style:family="paragraph" style:parent-style-name="Standard">
      <style:text-properties style:font-name="Liberation Serif" fo:font-size="12pt" officeooo:rsid="001512a5" officeooo:paragraph-rsid="001512a5" style:font-size-asian="12pt" style:font-size-complex="12pt"/>
    </style:style>
    <style:style style:name="P9" style:family="paragraph" style:parent-style-name="Standard">
      <style:text-properties officeooo:rsid="001512a5" officeooo:paragraph-rsid="001512a5"/>
    </style:style>
    <style:style style:name="P10" style:family="paragraph" style:parent-style-name="Standard">
      <style:text-properties officeooo:rsid="001e7910" officeooo:paragraph-rsid="001e7910"/>
    </style:style>
    <style:style style:name="P11" style:family="paragraph" style:parent-style-name="Standard">
      <style:text-properties officeooo:paragraph-rsid="001e7910"/>
    </style:style>
    <style:style style:name="P12" style:family="paragraph" style:parent-style-name="Standard">
      <style:text-properties officeooo:paragraph-rsid="00270419"/>
    </style:style>
    <style:style style:name="P13" style:family="paragraph" style:parent-style-name="Standard">
      <style:text-properties officeooo:rsid="00270419" officeooo:paragraph-rsid="00270419"/>
    </style:style>
    <style:style style:name="P14" style:family="paragraph" style:parent-style-name="Standard">
      <style:text-properties officeooo:rsid="0028479a" officeooo:paragraph-rsid="0028479a"/>
    </style:style>
    <style:style style:name="P15" style:family="paragraph" style:parent-style-name="Text_20_body" style:list-style-name="L1"/>
    <style:style style:name="P16" style:family="paragraph" style:parent-style-name="Text_20_body">
      <style:text-properties officeooo:paragraph-rsid="001e7910"/>
    </style:style>
    <style:style style:name="P17" style:family="paragraph" style:parent-style-name="Text_20_body" style:list-style-name="L1">
      <style:paragraph-properties fo:margin-top="0cm" fo:margin-bottom="0cm" style:contextual-spacing="false"/>
    </style:style>
    <style:style style:name="T1" style:family="text">
      <style:text-properties officeooo:rsid="000dc156"/>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6f768" style:font-size-asian="12pt" style:font-size-complex="12pt"/>
    </style:style>
    <style:style style:name="T4" style:family="text">
      <style:text-properties style:font-name="Liberation Serif" fo:font-size="12pt" officeooo:rsid="001673a0" style:font-size-asian="12pt" style:font-size-complex="12pt"/>
    </style:style>
    <style:style style:name="T5" style:family="text">
      <style:text-properties style:font-name="Liberation Serif" fo:font-size="12pt" officeooo:rsid="0017d24c" style:font-size-asian="12pt" style:font-size-complex="12pt"/>
    </style:style>
    <style:style style:name="T6" style:family="text">
      <style:text-properties style:font-name="Liberation Serif" fo:font-size="12pt" officeooo:rsid="001e7910" style:font-size-asian="12pt" style:font-size-complex="12pt"/>
    </style:style>
    <style:style style:name="T7" style:family="text">
      <style:text-properties style:font-name="Liberation Serif" fo:font-size="12pt" officeooo:rsid="00270419" style:font-size-asian="12pt" style:font-size-complex="12pt"/>
    </style:style>
    <style:style style:name="T8" style:family="text">
      <style:text-properties style:font-name="sans-serif" fo:font-size="12.75pt"/>
    </style:style>
    <style:style style:name="T9" style:family="text">
      <style:text-properties style:font-name="sans-serif" fo:font-size="12.75pt" style:font-size-asian="12pt" style:font-size-complex="12pt"/>
    </style:style>
    <style:style style:name="T10" style:family="text">
      <style:text-properties officeooo:rsid="00270419"/>
    </style:style>
    <style:style style:name="T11" style:family="text">
      <style:text-properties officeooo:rsid="0028165f"/>
    </style:style>
    <style:style style:name="T12" style:family="text">
      <style:text-properties style:font-name="serif" fo:font-size="10.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Begriffe</text:span></text:p>
      <text:p text:style-name="P1"/>
      <text:p text:style-name="P2">Außenfinanzierung: Zuführung finanzieller Mittel von außerhalb der Unternehmung. </text:p>
      <text:p text:style-name="P2"/>
      <text:p text:style-name="P2">Innenfinanzierung: Zufluss finanzieller Mittel aus dem Unternehmen selbst. </text:p>
      <text:p text:style-name="P2"/>
      <text:p text:style-name="P2">Bilanz: Gegenüberstellung von Vermögen und Kapital einer Unternehmung an einem Stichtag. Beide Seiten der Bilanz zeigen die gleichen Sachverhalte aus unterschiedlicher Perspektive: Die linke Seite der Bilanz (Aktivseite) zeigt das Vermögen und damit die Verwendung des Kapitals, die rechte Seite (Passivseite) enthält das Kapital und damit die Herkunft der finanziellen Mittel der Unternehmung. </text:p>
      <text:p text:style-name="P2"/>
      <text:p text:style-name="P2">Aktiva: Summe der Vermögensgegenstände eines Unternehmens, die in der Bilanz auf der Aktivseite erfasst werden. Es wird zwischen Anlage- und Umlaufvermögen unterschieden. </text:p>
      <text:p text:style-name="P2"/>
      <text:p text:style-name="P1"><text:span text:style-name="T3">Passiva: </text:span><text:span text:style-name="T2">Die rechte Seite der Bilanz gibt Auskunft über das Kapital (die Schulden) einer Unternehmung. Sie zeigt die Mittelherkunft. Beinhaltet Eigenkapital, Rücklagen, Rückstellungen, Verbindlichkeiten. Vgl. Aktiva, Bilanz, Eigenkapital, Rücklagen, Rückstellungen, Verbindlichkeiten, Bestandskonten </text:span></text:p>
      <text:p text:style-name="P4"/>
      <text:p text:style-name="P5">Cash Flow: Betriebseinzahlungen minus Betriebsauszahlungen einer Periode. Durch Addition von Jahresüberschuss und nicht auszahlungswirksamen Aufwendungen (Abschreibungen) kann dieser näherungsweise berechnet werden. Dieser Finanzierungsüberschuss steht zur Rückzahlung von Schulden, zur Dividendenauszahlung und zur Durchführung von Investitionen zur Verfügung.</text:p>
      <text:p text:style-name="P5"/>
      <text:p text:style-name="P6">Kapitalbeteiligung: Form der materiellen Mitarbeiterbeteiligung am arbeitgebenden Unternehmen, wobei die Kapitalanteile der Arbeitnehmer als Eigen- oder Fremdkapital direkt oder über eine Kapitalbeteiligungsgesellschaft eingebracht werden. Die Kombination von Erfolgs- und Kapitalbeteiligung wird laboristische Kapitalbeteiligung genannt.</text:p>
      <text:p text:style-name="P6"/>
      <text:p text:style-name="P6">Eigenkapital: Alle einer Unternehmung von ihren Eigentümern unbefristet zur Verfügung gestellten Mittel, die unbeschränkt haften.</text:p>
      <text:p text:style-name="P6"/>
      <text:p text:style-name="P6">Eigenkapitalrendite: Verzinsung des eingesetzten Eigenkapitals.</text:p>
      <text:p text:style-name="P6"/>
      <text:p text:style-name="P12"><text:span text:style-name="T7">2. N</text:span><text:span text:style-name="T8">ennen Sie 4 wesentliche Auswirkung der Digitalisierung auf die Finanzwirtschaft von Unternehmen?</text:span></text:p>
      <text:p text:style-name="P12"/>
      <text:p text:style-name="P13">a) <text:span text:style-name="T11">Crowd-Funding</text:span></text:p>
      <text:p text:style-name="P13">b) <text:span text:style-name="T11">Peer-To-Peer Kredite</text:span></text:p>
      <text:p text:style-name="P13">c) <text:span text:style-name="T11">Payment-Service-Provider (PSP) Beispiel Paypal</text:span></text:p>
      <text:p text:style-name="P12"><text:span text:style-name="T10">d) </text:span><text:span text:style-name="T12">FinTech:</text:span> <text:span text:style-name="T12">Finanztechnologie-Unternehmen</text:span></text:p>
      <text:p text:style-name="P14"><text:span text:style-name="T12">e) Anbieten von Dienstleistungen Online</text:span></text:p>
      <text:p text:style-name="P6"/>
      <text:p text:style-name="P7">3. Berechnungsformel [a] Eigenkapitalrendite, [b] Gesamtkapitalrendite.</text:p>
      <text:p text:style-name="P7"/>
      <text:p text:style-name="P3"><text:span text:style-name="T2">a) Eigenkapitalrendite </text:span><text:span text:style-name="T4">(ROE [return on equity])= </text:span><text:span text:style-name="T2">(Gewinn / Eigenkapital) * 100</text:span></text:p>
      <text:p text:style-name="P8"/>
      <text:p text:style-name="P3"><text:span text:style-name="T2">b) </text:span><text:span text:style-name="T5">Gesamtkapitalrendite (ROI return of investment) = Jahresüberschuss / Gesamtkapital</text:span></text:p>
      <text:p text:style-name="P3"><text:span text:style-name="T5"/></text:p>
      <text:p text:style-name="P10"><text:span text:style-name="T5"/></text:p>
      <text:p text:style-name="P10"><text:span text:style-name="T5"/></text:p>
      <text:p text:style-name="P10"><text:soft-page-break/><text:span text:style-name="T5">7. </text:span><text:span text:style-name="T2">Zielsetzung einer Bilanz.</text:span></text:p>
      <text:p text:style-name="P10"><text:span text:style-name="T2">Die </text:span><text:span text:style-name="Strong_20_Emphasis"><text:span text:style-name="T2">Bilanzanalyse</text:span></text:span><text:span text:style-name="T2"> wird von Unternehmen durchgeführt, die zur </text:span><text:a xlink:type="simple" xlink:href="https://www.billomat.com/magazin/gewinnermittlung-mit-euer/" office:target-frame-name="_blank" xlink:show="new" text:style-name="Internet_20_link" text:visited-style-name="Visited_20_Internet_20_Link"><text:span text:style-name="T2">Bilanzerstellung verpflichtet</text:span></text:a><text:span text:style-name="T2"> sind. Zentrale Ziele der Bilanzanalyse liegen in der Feststellung der wirtschaftlichen Lage eines Unternehmens und deren Beurteilung. Mit Hilfe einer Bilanzanalyse gewinnen Unternehmen Informationen über die Vermögens- und Finanzsituation und werten diese aus. Mit der Bilanzanalyse können Aussagen über zukünftige Erträge gemacht werden, um Planungen von Unternehmen zu ermöglichen. </text:span></text:p>
      <text:p text:style-name="P10"><text:span text:style-name="T2"/></text:p>
      <text:p text:style-name="P11"><text:span text:style-name="T6"/></text:p>
      <text:p text:style-name="P11"><text:span text:style-name="T6"/></text:p>
      <text:p text:style-name="P11"><text:span text:style-name="T6"/></text:p>
      <text:p text:style-name="P11"><text:span text:style-name="T6">8. </text:span><text:span text:style-name="T9">Buchhaltung und GoB(mit Bezug auf den Lesestoff aus Aufgabe 7, BWL-kompakt)Was versteht man unter den Grundsätzen ordnungsmäßiger Buchführung und nennen Sie 3 aus Ihrer Sicht wichtige Grundsätze</text:span><text:span text:style-name="T2">.</text:span></text:p>
      <text:p text:style-name="P16"><text:span text:style-name="Strong_20_Emphasis"><text:span text:style-name="T2">Grundsatz der Richtigkeit und Willkürfreiheit</text:span></text:span><text:span text:style-name="T2">: Die Geschäftsvorfälle müssen tatsächlich stattgefunden haben und objektiv aus den Büchern hergeleitet werden können. </text:span></text:p>
      <text:list xml:id="list3163047479" text:style-name="L1">
        <text:list-item>
          <text:p text:style-name="P17"><text:span text:style-name="Strong_20_Emphasis">Grundsatz der Klarheit und Übersichtlichkeit</text:span>: Die Buchführung muss klar und übersichtlich durchgeführt werden, sodass auch sachverständige Dritte dies nachvollziehen können. </text:p>
        </text:list-item>
        <text:list-item>
          <text:p text:style-name="P17"><text:span text:style-name="Strong_20_Emphasis">Grundsatz der Einzelbewertung</text:span>: Alle Vermögensgegenstände müssen einzeln bewertet werden. Gruppenbewertungen werden aber in bestimmten Fällen zugelassen. </text:p>
        </text:list-item>
        <text:list-item>
          <text:p text:style-name="P17"><text:span text:style-name="Strong_20_Emphasis">Grundsatz der Vollständigkeit</text:span>: Die Buchführung muss vollständig, dh. lückenlos sein. </text:p>
        </text:list-item>
        <text:list-item>
          <text:p text:style-name="P17"><text:span text:style-name="Strong_20_Emphasis">Grundsatz der Ordnungsmäßigkeit</text:span>: Alle Geschäftsvorfälle müssen zeitnah und chronologisch verbucht werden. </text:p>
        </text:list-item>
        <text:list-item>
          <text:p text:style-name="P17"><text:span text:style-name="Strong_20_Emphasis">Grundsatz der Sicherheit</text:span>: Alle Unterlagen müssen ordnungsgemäß archiviert werden. </text:p>
        </text:list-item>
        <text:list-item>
          <text:p text:style-name="P15"><text:span text:style-name="Strong_20_Emphasis">Belegprinzip</text:span>: Jedem Geschäftsvorfall muss ein <text:a xlink:type="simple" xlink:href="https://debitoor.de/lexikon/beleg" text:style-name="Internet_20_link" text:visited-style-name="Visited_20_Internet_20_Link">Beleg</text:a> zugrunde liegen. </text:p>
        </text:list-item>
      </text:list>
      <text:p text:style-name="P11"><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22:44:07.335000000</meta:creation-date>
    <meta:generator>LibreOffice/7.0.4.2$Windows_X86_64 LibreOffice_project/dcf040e67528d9187c66b2379df5ea4407429775</meta:generator>
    <dc:date>2021-02-06T16:09:24.603000000</dc:date>
    <meta:editing-duration>PT30M41S</meta:editing-duration>
    <meta:editing-cycles>15</meta:editing-cycles>
    <meta:document-statistic meta:table-count="0" meta:image-count="0" meta:object-count="0" meta:page-count="2" meta:paragraph-count="29" meta:word-count="464" meta:character-count="3966" meta:non-whitespace-character-count="3524"/>
  </office:meta>
</office:document-meta>
</file>